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3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4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5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6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7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8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9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0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1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2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3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4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5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6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7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8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9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20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21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22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23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24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25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26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27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28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29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30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31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32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33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34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35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36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37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38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39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40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41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42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43" style:parent-style-name="Normal" style:family="paragraph">
      <style:paragraph-properties fo:margin-bottom="0.1666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44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45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46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47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48" style:parent-style-name="Normal" style:family="paragraph">
      <style:paragraph-properties fo:margin-bottom="0.1666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49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50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51" style:parent-style-name="Normal" style:family="paragraph">
      <style:paragraph-properties fo:margin-bottom="0.1666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52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53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54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55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56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57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58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59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60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61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62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63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64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65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66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67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68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69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70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71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72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73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74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75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76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77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78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79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80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81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82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83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84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85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86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87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88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89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90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91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92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93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94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95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96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97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98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99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00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01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02" style:parent-style-name="Normal" style:family="paragraph">
      <style:paragraph-properties fo:margin-bottom="0.1666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03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04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05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06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07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08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09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10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11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12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13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14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15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16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17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18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19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20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21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22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23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24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25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26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27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28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29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30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31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32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33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34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35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36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37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38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39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40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41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42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43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44" style:parent-style-name="Normal" style:family="paragraph">
      <style:paragraph-properties fo:margin-bottom="0.1666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45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46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47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48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49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50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51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52" style:parent-style-name="Normal" style:family="paragraph">
      <style:paragraph-properties fo:margin-bottom="0.1666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53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54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55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56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57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58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59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60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61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62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63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64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65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66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67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68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69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70" style:parent-style-name="Normal" style:family="paragraph">
      <style:paragraph-properties fo:margin-bottom="0.1666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71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72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73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74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75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76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77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78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79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80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81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82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83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84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85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86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87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88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89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90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91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92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93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94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95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96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97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98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199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200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201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20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203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20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20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206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207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208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209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210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  <style:style style:name="P211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 style:line-height-at-least="0.1979in"/>
      <style:text-properties style:font-name="Consolas" style:font-name-asian="Times New Roman" style:font-name-complex="Times New Roman" style:letter-kerning="false" fo:font-size="10.5pt" style:font-size-asian="10.5pt" style:font-size-complex="10.5pt" style:language-asian="fr" style:country-asian="FR"/>
    </style:style>
  </office:automatic-styles>
  <office:body>
    <office:text text:use-soft-page-breaks="true">
      <text:p text:style-name="P1">//CONNECTION A UNE BD</text:p>
      <text:p text:style-name="P2">&lt;?php</text:p>
      <text:p text:style-name="P3">    $bd = "mmontouro_bd";</text:p>
      <text:p text:style-name="P4">    $host = "lakartxela.iutbayonne.univ-pau.fr";</text:p>
      <text:p text:style-name="P5">    $user = "mmontouro_bd";</text:p>
      <text:p text:style-name="P6">    $pass = "mmontouro_bd";</text:p>
      <text:p text:style-name="P7"/>
      <text:p text:style-name="P8">    $tableCD = "CD";</text:p>
      <text:p text:style-name="P9">    $tableAuteur = "Auteur";</text:p>
      <text:p text:style-name="P10"/>
      <text:p text:style-name="P11">    $link = mysqli_connect($host, $user, $pass, $bd) or die("Impossibe de se connecter à la BD");</text:p>
      <text:p text:style-name="P12"/>
      <text:p text:style-name="P13">    if(mysqli_connect_errno()){</text:p>
      <text:p text:style-name="P14">        echo "Failed to connect to MYSQL : " . mysqli_connect_errno();</text:p>
      <text:p text:style-name="P15">        exit();</text:p>
      <text:p text:style-name="P16">    };</text:p>
      <text:p text:style-name="P17"/>
      <text:p text:style-name="P18">    //récupération des données</text:p>
      <text:p text:style-name="P19">    $sqlNom = "SELECT Nom FROM Authentification";</text:p>
      <text:p text:style-name="P20"/>
      <text:p text:style-name="P21">    mysqli_close($link);    </text:p>
      <text:p text:style-name="P22">?&gt;</text:p>
      <text:p text:style-name="Normal"/>
      <text:p text:style-name="Normal"/>
      <text:p text:style-name="Normal">//LECTURE DE FICHIER</text:p>
      <text:p text:style-name="P23">if(file_exists('compteur_general.txt'))</text:p>
      <text:p text:style-name="P24"/>
      <text:p text:style-name="P25">{ $compteur_f = fopen('compteur_general.txt', 'r+');$compte = fgets($compteur_f);}</text:p>
      <text:p text:style-name="P26"/>
      <text:p text:style-name="P27">else</text:p>
      <text:p text:style-name="P28"/>
      <text:p text:style-name="P29">{ $compteur_f = fopen('compteur_general.txt', 'a+'); $compte = 0;} //a+ permission de fichier</text:p>
      <text:p text:style-name="P30"/>
      <text:p text:style-name="P31">$compte++;</text:p>
      <text:p text:style-name="P32"/>
      <text:p text:style-name="P33">fseek($compteur_f, 0);</text:p>
      <text:p text:style-name="P34"/>
      <text:p text:style-name="P35">fputs($compteur_f, $compte);</text:p>
      <text:p text:style-name="P36"/>
      <text:p text:style-name="P37">fclose($compteur_f);</text:p>
      <text:p text:style-name="P38"/>
      <text:p text:style-name="P39">echo $compte.' visites';</text:p>
      <text:p text:style-name="Normal"/>
      <text:soft-page-break/>
      <text:p text:style-name="Normal">//RECUPERATION DE DONNNEES</text:p>
      <text:p text:style-name="P40">if($_SERVER["REQUEST_METHOD"]=== "POST"){</text:p>
      <text:p text:style-name="P41"/>
      <text:p text:style-name="P42">    echo "Bonjour &lt;br&gt;";</text:p>
      <text:p text:style-name="P43"/>
      <text:p text:style-name="P44">    $nom = $_POST['nom'];</text:p>
      <text:p text:style-name="P45">    $age = $_POST['age'];</text:p>
      <text:p text:style-name="P46">    $mail = $_POST['mail'];</text:p>
      <text:p text:style-name="P47">    $don = $_POST['don'];</text:p>
      <text:p text:style-name="P48"><text:line-break/></text:p>
      <text:p text:style-name="P49">    $ligne = " $nom | $age | $mail | $don".PHP_EOL;</text:p>
      <text:p text:style-name="P50">    file_put_contents("resultats.txt", $ligne, FILE_APPEND);</text:p>
      <text:p text:style-name="P51"/>
      <text:p text:style-name="P52">    echo "Nom : $nom | ";</text:p>
      <text:p text:style-name="P53">    echo "Age : $age | ";</text:p>
      <text:p text:style-name="P54">    echo "Mail : $mail | ";</text:p>
      <text:p text:style-name="P55">    echo "Don : $don | &lt;br&gt;";</text:p>
      <text:p text:style-name="P56">}</text:p>
      <text:p text:style-name="Normal"/>
      <text:p text:style-name="Normal">//FORMULAIRE DE TELECHARGEMENT D IMAGE</text:p>
      <text:p text:style-name="P57">if ($_SERVER["REQUEST_METHOD"] === "POST" &amp;&amp; isset($_POST["nbPhotos"])) {</text:p>
      <text:p text:style-name="P58">    $nbPhotos = intval($_POST["nbPhotos"]);</text:p>
      <text:p text:style-name="P59">    echo '&lt;form enctype="multipart/form-data" action="upload.php" method="post"&gt;';</text:p>
      <text:p text:style-name="P60">    echo "&lt;input type="hidden" name="nbPhotos" value="$nbPhotos"&gt;";</text:p>
      <text:p text:style-name="P61">    for ($i = 1; $i &lt;= $nbPhotos; $i++) {</text:p>
      <text:p text:style-name="P62">        echo "&lt;input type="file" name="photo$i"&gt;&lt;br&gt;";</text:p>
      <text:p text:style-name="P63">    }</text:p>
      <text:p text:style-name="P64">    echo '&lt;input type="submit" value="Télécharger Photos"&gt;';</text:p>
      <text:p text:style-name="P65">    echo '&lt;/form&gt;';</text:p>
      <text:p text:style-name="P66">} else {</text:p>
      <text:p text:style-name="P67">    echo 'Veuillez soumettre le formulaire.';</text:p>
      <text:p text:style-name="P68">}</text:p>
      <text:p text:style-name="Normal"/>
      <text:p text:style-name="Normal">//UPLOAD D IMAGE</text:p>
      <text:p text:style-name="P69">$uploadDir = 'upload/';</text:p>
      <text:p text:style-name="P70">if (!file_exists($uploadDir)) {</text:p>
      <text:p text:style-name="P71">    mkdir($uploadDir, 0777, true);</text:p>
      <text:p text:style-name="P72">}</text:p>
      <text:p text:style-name="P73"/>
      <text:p text:style-name="P74">if ($_SERVER["REQUEST_METHOD"] === "POST" &amp;&amp; isset($_POST["nbPhotos"])) {</text:p>
      <text:p text:style-name="P75">    $nbPhotos = intval($_POST["nbPhotos"]);</text:p>
      <text:p text:style-name="P76"/>
      <text:p text:style-name="P77">    for ($i = 1; $i &lt;= $nbPhotos; $i++) {</text:p>
      <text:p text:style-name="P78">        $photoName = "photo$i";</text:p>
      <text:p text:style-name="P79">        if (isset($_FILES[$photoName])<text:s/></text:p>
      <text:p text:style-name="P80">                &amp;&amp; $_FILES[$photoName]['error'] === UPLOAD_ERR_OK) {</text:p>
      <text:p text:style-name="P81">            $tmpName = $_FILES[$photoName]['tmp_name'];</text:p>
      <text:p text:style-name="P82">            $fileName = basename($_FILES[$photoName]['name']);</text:p>
      <text:p text:style-name="P83">            $destination = $uploadDir . $fileName;</text:p>
      <text:p text:style-name="P84"/>
      <text:p text:style-name="P85">            if (move_uploaded_file($tmpName, $destination)) {</text:p>
      <text:p text:style-name="P86">                echo "La photo $i a été uploadée avec succès.&lt;br&gt;";</text:p>
      <text:p text:style-name="P87">            } else {</text:p>
      <text:p text:style-name="P88">                echo "Erreur lors de l'upload de la photo $i.&lt;br&gt;";</text:p>
      <text:p text:style-name="P89">            }</text:p>
      <text:p text:style-name="P90">        } else {</text:p>
      <text:p text:style-name="P91">            echo "Erreur ou pas de fichier pour la photo $i.&lt;br&gt;";</text:p>
      <text:p text:style-name="P92">        }</text:p>
      <text:p text:style-name="P93">    }</text:p>
      <text:p text:style-name="P94">} else {</text:p>
      <text:p text:style-name="P95">    echo 'Veuillez soumettre le formulaire.';</text:p>
      <text:p text:style-name="P96">}</text:p>
      <text:p text:style-name="Normal"/>
      <text:p text:style-name="Normal">//LOGIN<text:s/></text:p>
      <text:p text:style-name="P97">    //On définit le mot de passe et le login de base</text:p>
      <text:p text:style-name="P98">    $login_valide = "admin";</text:p>
      <text:p text:style-name="P99">    $passwd_valide = "admin";</text:p>
      <text:p text:style-name="P100"/>
      <text:p text:style-name="P101">    $passwd_crypter = crypt($passwd_valide, "RSA");</text:p>
      <text:p text:style-name="P102"/>
      <text:p text:style-name="P103">    //on recupere les données saisie</text:p>
      <text:p text:style-name="P104">    $login_saisie = $_POST["login"];</text:p>
      <text:p text:style-name="P105">    $passwd_saisie = $_POST["password"];</text:p>
      <text:p text:style-name="P106"/>
      <text:p text:style-name="P107">    $passwd_saisie_crypt = crypt($passwd_saisie, "RSA");</text:p>
      <text:p text:style-name="P108"/>
      <text:p text:style-name="P109">    //on test si les données saisie sont valide</text:p>
      <text:p text:style-name="P110">        if($login_saisie == $login_valide &amp;&amp; $passwd_crypter == $passwd_saisie_crypt){</text:p>
      <text:p text:style-name="P111">            echo "Bienvenue " . $login_saisie;</text:p>
      <text:p text:style-name="P112">            session_start();</text:p>
      <text:p text:style-name="P113"/>
      <text:p text:style-name="P114">            //on enregistre les données dans la session</text:p>
      <text:p text:style-name="P115">            $_SESSION["login"] = $login_saisie;</text:p>
      <text:p text:style-name="P116">            $_SESSION["passwd"] = $passwd_saisie_crypt;</text:p>
      <text:p text:style-name="P117"/>
      <text:p text:style-name="P118">            //redirection vers la page a renvoyer</text:p>
      <text:p text:style-name="P119">            header("Location: renvoyer.php");</text:p>
      <text:p text:style-name="P120"/>
      <text:p text:style-name="P121">        }else{</text:p>
      <text:p text:style-name="P122">            echo "Erreur de login ou de mot de passe";</text:p>
      <text:p text:style-name="P123">        }</text:p>
      <text:p text:style-name="P124">     </text:p>
      <text:p text:style-name="Normal"/>
      <text:p text:style-name="Normal">//RENVOYER VERS UNE PAGE APRES FERMETURE SESSION</text:p>
      <text:p text:style-name="P125">    $session_out = "&lt;input type='button' value='Deconnexion' onclick='session_out()'/&gt;";</text:p>
      <text:p text:style-name="P126">    session_start();</text:p>
      <text:p text:style-name="P127">    if(session_id()){</text:p>
      <text:p text:style-name="P128">        echo "Hello World";</text:p>
      <text:p text:style-name="P129">        echo $session_out;</text:p>
      <text:p text:style-name="P130">        if($session_out.isClicked()){</text:p>
      <text:p text:style-name="P131">            header("Location: index.html");</text:p>
      <text:p text:style-name="P132">        }</text:p>
      <text:p text:style-name="P133">    }</text:p>
      <text:p text:style-name="P134">    else{</text:p>
      <text:p text:style-name="P135">        header("Location: index.html");</text:p>
      <text:p text:style-name="P136">    }</text:p>
      <text:p text:style-name="P137">   <text:s/></text:p>
      <text:p text:style-name="Normal"/>
      <text:p text:style-name="Normal">//LECTURE D UN FICHIER .INI</text:p>
      <text:p text:style-name="P138">    $file_ini = "./config.ini";</text:p>
      <text:p text:style-name="P139">    $fichier = parse_ini_file($file_ini, true);</text:p>
      <text:p text:style-name="P140"/>
      <text:p text:style-name="P141">    $fieldNames = array_keys($fichier["NOMS"]);</text:p>
      <text:p text:style-name="P142">    $nombreChamps = array_keys($fichier["NB"])[0];</text:p>
      <text:p text:style-name="P143">    $nomFic = array_keys($fichier["NOMFIC"])[0];</text:p>
      <text:p text:style-name="P144"/>
      <text:p text:style-name="P145">    //move_uploaded_file();</text:p>
      <text:p text:style-name="P146">    $champs = "";<text:s/></text:p>
      <text:p text:style-name="P147"/>
      <text:p text:style-name="P148">    foreach($fieldNames as $fieldName){</text:p>
      <text:p text:style-name="P149">        $champs .= "&lt;label for='{$fieldName}'&gt; {$fieldName}: &lt;/label&gt;\n";</text:p>
      <text:p text:style-name="P150">        $champs .= "&lt;input type='text' id='{$fieldName}' name = '{$fieldName}'&gt;&lt;br&gt;\n";</text:p>
      <text:p text:style-name="P151">    }<text:s/></text:p>
      <text:p text:style-name="P152"><text:line-break/></text:p>
      <text:p text:style-name="P153">    $vari = '&lt;!DOCTYPE html&gt;</text:p>
      <text:p text:style-name="P154">    &lt;html lang="fr"&gt;</text:p>
      <text:p text:style-name="P155">    &lt;head&gt;</text:p>
      <text:p text:style-name="P156">        &lt;meta charset="UTF-8"&gt;</text:p>
      <text:p text:style-name="P157">        &lt;meta http-equiv="X-UA-Compatible" content="IE=edge"&gt;</text:p>
      <text:soft-page-break/>
      <text:p text:style-name="P158">        &lt;meta name="viewport" content="width=device-width, initial-scale=1.0"&gt;</text:p>
      <text:p text:style-name="P159">        &lt;title&gt;TestPHP&lt;/title&gt;</text:p>
      <text:p text:style-name="P160">    &lt;/head&gt;</text:p>
      <text:p text:style-name="P161">    &lt;body&gt;</text:p>
      <text:p text:style-name="P162">        &lt;form action="'.$nomFic.'.php" method="post"&gt;<text:s/></text:p>
      <text:p text:style-name="P163">            '.$champs.'</text:p>
      <text:p text:style-name="P164">            &lt;input type="submit" value="Soumettre"&gt; &lt;/input&gt;</text:p>
      <text:p text:style-name="P165">        &lt;/form&gt;</text:p>
      <text:p text:style-name="P166">    &lt;/body&gt;</text:p>
      <text:p text:style-name="P167">    &lt;/html&gt;';</text:p>
      <text:p text:style-name="P168"/>
      <text:p text:style-name="P169">   <text:s/></text:p>
      <text:p text:style-name="P170"/>
      <text:p text:style-name="P171">    $phpFile = "&lt;?php\n";</text:p>
      <text:p text:style-name="P172">    $phpFile .= 'if($_SERVER["REQUEST_METHOD"] == "POST"){';</text:p>
      <text:p text:style-name="P173"/>
      <text:p text:style-name="P174">    foreach($fieldNames as $fieldName){</text:p>
      <text:p text:style-name="P175">        $phpFile .= 'echo $_POST["'.$fieldName.'"]."&lt;br&gt;";';</text:p>
      <text:p text:style-name="P176"/>
      <text:p text:style-name="P177">    }</text:p>
      <text:p text:style-name="P178"/>
      <text:p text:style-name="P179">    $phpFile .= "}\n?&gt;";</text:p>
      <text:p text:style-name="P180"/>
      <text:p text:style-name="P181">    $file = fopen("./".$nomFic.".php", "w");</text:p>
      <text:p text:style-name="P182">    fwrite($file,$phpFile);</text:p>
      <text:p text:style-name="P183">    fclose($file);</text:p>
      <text:p text:style-name="P184"/>
      <text:p text:style-name="P185">    echo $vari;</text:p>
      <text:p text:style-name="Normal"/>
      <text:p text:style-name="P186">// ajouter un utilisateur a la base de données</text:p>
      <text:p text:style-name="P187">function ajouterUser($nom, $prenom, $email, $motdepasse)</text:p>
      <text:p text:style-name="P188">{</text:p>
      <text:p text:style-name="P189">  if(require("connection.php"))</text:p>
      <text:p text:style-name="P190">  {</text:p>
      <text:p text:style-name="P191">    $req = $access-&gt;prepare("INSERT INTO utilisateurs (nom, prenom, email, motdepasse) VALUES (?, ?, ?, ?)");</text:p>
      <text:p text:style-name="P192"/>
      <text:p text:style-name="P193">    $req-&gt;execute(array($nom, $prenom, $email, $motdepasse));</text:p>
      <text:p text:style-name="P194"/>
      <text:p text:style-name="P195">    return true;</text:p>
      <text:p text:style-name="P196"/>
      <text:p text:style-name="P197">    $req-&gt;closeCursor();</text:p>
      <text:p text:style-name="P198">  }</text:p>
      <text:p text:style-name="P199">}</text:p>
      <text:p text:style-name="Normal"/>
      <text:p text:style-name="Normal"/>
      <text:soft-page-break/>
      <text:p text:style-name="Normal">//connection BD</text:p>
      <text:p text:style-name="P200">$host = 'localhost';</text:p>
      <text:p text:style-name="P201">$dbname = 'projetweb';</text:p>
      <text:p text:style-name="P202">$user = 'root';</text:p>
      <text:p text:style-name="P203">$password = '';</text:p>
      <text:p text:style-name="P204"/>
      <text:p text:style-name="P205">try {</text:p>
      <text:p text:style-name="P206">    $access = new PDO("mysql:host=$host;dbname=$dbname", $user, $password);</text:p>
      <text:p text:style-name="P207">    $access-&gt;setAttribute(PDO::ATTR_ERRMODE, PDO::ERRMODE_EXCEPTION);</text:p>
      <text:p text:style-name="P208">} catch(PDOException $e) {</text:p>
      <text:p text:style-name="P209">    echo "Erreur de connexion : " . $e-&gt;getMessage();</text:p>
      <text:p text:style-name="P210"/>
      <text:p text:style-name="P211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ntouro Maxime</meta:initial-creator>
    <dc:creator>Maxime Montouro</dc:creator>
    <meta:creation-date>2024-01-07T12:56:00Z</meta:creation-date>
    <dc:date>2024-01-07T13:49:00Z</dc:date>
    <meta:template xlink:href="Normal" xlink:type="simple"/>
    <meta:editing-cycles>8</meta:editing-cycles>
    <meta:editing-duration>PT3180S</meta:editing-duration>
    <meta:document-statistic meta:page-count="6" meta:paragraph-count="12" meta:word-count="953" meta:character-count="6183" meta:row-count="43" meta:non-whitespace-character-count="5242"/>
  </office:meta>
</office:document-meta>
</file>